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d7b70" officeooo:paragraph-rsid="002d7b70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0debbc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2c1b71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2d7b70" style:font-size-asian="13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f9920" officeooo:paragraph-rsid="002f9920" style:font-size-asian="13pt" style:font-size-complex="13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d7b70" officeooo:paragraph-rsid="002d7b7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f9920" officeooo:paragraph-rsid="002f992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31dde9" officeooo:paragraph-rsid="0031dde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2pt" fo:letter-spacing="normal" fo:font-style="normal" fo:font-weight="bold" officeooo:rsid="0023fb17" officeooo:paragraph-rsid="0016a04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f9920" officeooo:paragraph-rsid="002f9920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3234a1" officeooo:paragraph-rsid="003234a1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3234a1" officeooo:paragraph-rsid="003234a1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1b71" style:font-weight-asian="bold" style:font-weight-complex="bold"/>
    </style:style>
    <style:style style:name="T3" style:family="text">
      <style:text-properties fo:font-weight="bold" officeooo:rsid="002d7b70" style:font-weight-asian="bold" style:font-weight-complex="bold"/>
    </style:style>
    <style:style style:name="T4" style:family="text">
      <style:text-properties fo:font-weight="bold" officeooo:rsid="0029dbf7" style:font-weight-asian="bold" style:font-weight-complex="bold"/>
    </style:style>
    <style:style style:name="T5" style:family="text">
      <style:text-properties fo:font-weight="bold" officeooo:rsid="002db715" style:font-weight-asian="bold" style:font-weight-complex="bold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fo:font-weight="bold" officeooo:rsid="00250e52" style:font-weight-asian="normal" style:font-weight-complex="normal"/>
    </style:style>
    <style:style style:name="T8" style:family="text">
      <style:text-properties fo:font-weight="bold" officeooo:rsid="002d7b70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250e52" style:font-weight-asian="normal" style:font-weight-complex="normal"/>
    </style:style>
    <style:style style:name="T11" style:family="text">
      <style:text-properties officeooo:rsid="002c1b71" style:font-weight-asian="normal" style:font-weight-complex="normal"/>
    </style:style>
    <style:style style:name="T12" style:family="text">
      <style:text-properties officeooo:rsid="002d7b70" style:font-weight-asian="normal" style:font-weight-complex="normal"/>
    </style:style>
    <style:style style:name="T13" style:family="text">
      <style:text-properties officeooo:rsid="002db715" style:font-weight-asian="normal" style:font-weight-complex="normal"/>
    </style:style>
    <style:style style:name="T14" style:family="text">
      <style:text-properties officeooo:rsid="0031dde9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/>
      <text:p text:style-name="P5"><text:span text:style-name="T2">1</text:span><text:span text:style-name="T1">)</text:span><text:span text:style-name="T11">O Projeto </text:span><text:span text:style-name="T2">RD Fitness</text:span><text:span text:style-name="T11"> foi criado para disponibilizar algumas dicas e saúde e bem estar. </text:span><text:span text:style-name="T12">O site </text:span><text:span text:style-name="T3">rdfitness.com.br</text:span><text:span text:style-name="T12"> foi desenvolvido ha alguns anos. O Gerente do Setor que dar uma atualizada no site, começando em deixar mais rápido. A equipe decidiu usar o react para refazer o site. Para migrar mais rapidamente, foi decidido usar o layout atual e depois a equipe de designers desenvolverá o novo layout.</text:span></text:p>
      <text:p text:style-name="P2">Essa demanda chegou para você que acabou de entrar para o time da RD e aprendeu react no Curso de Formação</text:p>
      <text:p text:style-name="P2">Então….</text:p>
      <text:p text:style-name="P6"><text:span text:style-name="T10">Na pasta “</text:span><text:span text:style-name="T11">web</text:span><text:span text:style-name="T10">” que você recebeu, há um template feito sem nenhum framework javascript </text:span><text:span text:style-name="T12">reativo</text:span><text:span text:style-name="T10">. </text:span><text:span text:style-name="T13">Há também um arquivo chamado </text:span><text:span text:style-name="T5">db.json</text:span><text:span text:style-name="T10"> </text:span><text:span text:style-name="T13">que contem as categorias do site que </text:span><text:span text:style-name="T14">v</text:span><text:span text:style-name="T13">ocê deverá consumir usando o json-server. </text:span><text:span text:style-name="T10">Crie um projeto </text:span><text:span text:style-name="T4">react</text:span><text:span text:style-name="T10"> transfira o código do template usando </text:span><text:span text:style-name="T4">react</text:span><text:span text:style-name="T7"> </text:span><text:span text:style-name="T8">e pensando em sua manutenção.</text:span></text:p>
      <text:p text:style-name="P7"><text:span text:style-name="T8">D</text:span><text:span text:style-name="T6">ica: </text:span><text:span text:style-name="T9">você irá precisar usar o react-router e o axios, use o comando abaixo para fazer a instalação deles.</text:span></text:p>
      <text:p text:style-name="P9">sudo npm i --save-dev react-router <text:a xlink:type="simple" xlink:href="mailto:axios@0.15.3" text:style-name="Internet_20_link" text:visited-style-name="Visited_20_Internet_20_Link">axios@0.15.3</text:a></text:p>
      <text:p text:style-name="P13"/>
      <text:p text:style-name="P14">para executar o json-server, dentro do projeto use o comando:</text:p>
      <text:p text:style-name="P13">json-server --watch db.json --port 3004</text:p>
      <text:p text:style-name="P9"/>
      <text:p text:style-name="P10">page/home</text:p>
      <text:p text:style-name="P10"><text:tab/>studio</text:p>
      <text:p text:style-name="P10"><text:tab/>gallery/</text:p>
      <text:p text:style-name="P10"><text:tab/><text:tab/></text:p>
      <text:p text:style-name="P10"/>
      <text:p text:style-name="P10">template</text:p>
      <text:p text:style-name="P10"><text:tab/>header</text:p>
      <text:p text:style-name="P10"><text:tab/>footerTop</text:p>
      <text:p text:style-name="P10"><text:tab/>footer</text:p>
      <text:p text:style-name="P10"/>
      <text:p text:style-name="P10">component</text:p>
      <text:p text:style-name="P10"><text:tab/>button</text:p>
      <text:p text:style-name="P10"><text:tab/>itemGallery</text:p>
      <text:p text:style-name="P10"><text:tab/></text:p>
      <text:p text:style-name="P8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6:37.079034921</meta:creation-date>
    <dc:date>2020-10-19T16:08:19.680141191</dc:date>
    <meta:editing-duration>PT4H38M23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93" meta:character-count="1163" meta:non-whitespace-character-count="981"/>
  </office:meta>
</office:document-meta>
</file>